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font-size="18pt" fo:letter-spacing="normal" fo:font-style="normal" fo:font-weight="normal" style:font-size-asian="18pt" style:font-style-asian="normal" style:font-weight-asian="normal" style:font-size-complex="18pt"/>
    </style:style>
    <style:style style:name="P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a1d0f" officeooo:paragraph-rsid="001a1d0f" style:font-style-asian="normal" style:font-weight-asian="normal"/>
    </style:style>
    <style:style style:name="P5"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b3367" officeooo:paragraph-rsid="001b3367" style:font-style-asian="normal" style:font-weight-asian="normal"/>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officeooo:rsid="001740fd"/>
    </style:style>
    <style:style style:name="T4" style:family="text">
      <style:text-properties officeooo:rsid="001a08fa"/>
    </style:style>
    <style:style style:name="T5" style:family="text">
      <style:text-properties officeooo:rsid="001a1d0f"/>
    </style:style>
    <style:style style:name="T6" style:family="text">
      <style:text-properties style:text-line-through-style="solid" style:text-line-through-type="singl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People’s Assembly, convening on the <text:span text:style-name="T5">14th</text:span> of <text:span text:style-name="T5">June</text:span> 202<text:span text:style-name="T5">2</text:span> under the <text:span text:style-name="T5">18th</text:span> PA Meeting.</text:p>
      <text:p text:style-name="P1"/>
      <text:p text:style-name="P1">The Assembly, recognising the current situation,</text:p>
      <text:p text:style-name="P1"/>
      <text:p text:style-name="P5">Constitutes the need to recognize my region as an independent nation with Roxxagon as the <text:span text:style-name="T6">head oligarch</text:span> president, that being the Corpornation of Pluter. This new nation would be located in the desert at the end of the river south of spawn. We aim to create a brand new type of body politic where all who are worthy are free to pursue their entrepreneurial and spiritual needs, driven by the ideals of our great philosophical fathers such as Aiden Rande, Cindy Pinkerton, and Oliver Garch.</text:p>
      <text:p text:style-name="P1"/>
      <text:p text:style-name="P1">And proceeds.</text:p>
      <text:p text:style-name="P1"/>
      <text:p text:style-name="P1">Signed by,</text:p>
      <text:p text:style-name="P4">Roxxagon</text:p>
      <text:p text:style-name="P4">MrBased</text:p>
      <text:p text:style-name="P4">Comradedoggo_22</text:p>
      <text:p text:style-name="P4">eldegron</text:p>
      <text:p text:style-name="P4">Thanster</text:p>
      <text:p text:style-name="P4">_yoran_</text:p>
      <text:p text:style-name="P4">Solar_Porpoise</text:p>
      <text:p text:style-name="P1"/>
      <text:p text:style-name="P1"/>
      <text:p text:style-name="P1"/>
      <text:p text:style-name="Standard"><text:span text:style-name="T1">[</text:span><text:span text:style-name="T2">Motion 18-1: To recognise the Corpornation of Pluter</text:span><text:span text:style-name="T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6-15T14:39:41.020368665</dc:date>
    <meta:editing-duration>PT5M55S</meta:editing-duration>
    <meta:editing-cycles>7</meta:editing-cycles>
    <meta:generator>LibreOffice/7.3.4.2$Linux_X86_64 LibreOffice_project/8cb1c265a8f71ce63e37a2ff337b4f2ebc525cbc</meta:generator>
    <meta:document-statistic meta:table-count="0" meta:image-count="0" meta:object-count="0" meta:page-count="1" meta:paragraph-count="13" meta:word-count="125" meta:character-count="765" meta:non-whitespace-character-count="653"/>
  </office:meta>
</office:document-meta>
</file>